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7c0" officeooo:paragraph-rsid="000c07c0"/>
    </style:style>
    <style:style style:name="P2" style:family="paragraph" style:parent-style-name="Standard">
      <style:text-properties officeooo:rsid="000e024c" officeooo:paragraph-rsid="000e024c"/>
    </style:style>
    <style:style style:name="P3" style:family="paragraph" style:parent-style-name="Standard">
      <style:text-properties officeooo:rsid="000f210f" officeooo:paragraph-rsid="000f21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xy ищем рабочий</text:span> </text:p>
      <text:p text:style-name="P2">Код из /home/oleg/Yandex.Disk/0YandexDisk/PYTHON_ubuntu/REPOS/WEBparsing/<text:span text:style-name="T1">3.3.4-1 requests.get()_proxies= </text:span><text:span text:style-name="T2">перебирает адреса из файла proxy.txt (</text:span><text:span text:style-name="T1">4 адреса</text:span><text:span text:style-name="T2">) выдает</text:span></text:p>
      <text:p text:style-name="P2"><text:span text:style-name="T2">{'origin': '139.199.103.247, </text:span><text:span text:style-name="T1">103.149.130.38'</text:span><text:span text:style-name="T2">} Success connection</text:span></text:p>
      <text:p text:style-name="P2"/>
      <text:p text:style-name="P3">Инструкция по поиску рабочих прокси = <text:a xlink:type="simple" xlink:href="https://stepik.org/lesson/691440/step/4?unit=690987" text:style-name="Internet_20_link" text:visited-style-name="Visited_20_Internet_20_Link"><text:span text:style-name="T5">https://stepik.org/lesson/691440/step/4?unit=690987</text:span></text:a>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12:08:47.567264327</meta:creation-date>
    <dc:date>2023-05-27T12:28:19.987079627</dc:date>
    <meta:editing-duration>PT19M3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7" meta:character-count="332" meta:non-whitespace-character-count="307"/>
  </office:meta>
</office:document-meta>
</file>